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6000000708DE4F63F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159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5.389cm" svg:height="47.371cm" svg:x="-0.651cm" svg:y="0.065cm">
          <draw:image xlink:href="Pictures/100002010000096000000708DE4F63F0.png" xlink:type="simple" xlink:show="embed" xlink:actuate="onLoad">
            <text:p/>
          </draw:image>
        </draw:frame>
        <draw:line draw:style-name="gr2" draw:text-style-name="P1" draw:layer="layout" svg:x1="15.62cm" svg:y1="41.947cm" svg:x2="15.62cm" svg:y2="2.196cm">
          <text:p/>
        </draw:line>
        <draw:line draw:style-name="gr2" draw:text-style-name="P1" draw:layer="layout" svg:x1="24.52cm" svg:y1="41.948cm" svg:x2="24.52cm" svg:y2="2.197cm">
          <text:p/>
        </draw:line>
        <draw:line draw:style-name="gr2" draw:text-style-name="P1" draw:layer="layout" svg:x1="43.485cm" svg:y1="41.979cm" svg:x2="43.485cm" svg:y2="2.228cm">
          <text:p/>
        </draw:line>
        <draw:line draw:style-name="gr2" draw:text-style-name="P1" draw:layer="layout" svg:x1="52.393cm" svg:y1="42.007cm" svg:x2="52.393cm" svg:y2="2.256cm">
          <text:p/>
        </draw:line>
        <draw:frame draw:style-name="gr3" draw:text-style-name="P2" draw:layer="layout" svg:width="5.334cm" svg:height="2.409cm" svg:x="10.268cm" svg:y="3.467cm">
          <draw:text-box>
            <text:p><text:span text:style-name="T1">n = 0</text:span></text:p>
          </draw:text-box>
        </draw:frame>
        <draw:frame draw:style-name="gr3" draw:text-style-name="P2" draw:layer="layout" svg:width="5.334cm" svg:height="2.409cm" svg:x="16.868cm" svg:y="3.468cm">
          <draw:text-box>
            <text:p><text:span text:style-name="T1">n = 1</text:span></text:p>
          </draw:text-box>
        </draw:frame>
        <draw:frame draw:style-name="gr3" draw:text-style-name="P2" draw:layer="layout" svg:width="5.334cm" svg:height="2.409cm" svg:x="25.768cm" svg:y="3.468cm">
          <draw:text-box>
            <text:p><text:span text:style-name="T1">n = 2</text:span></text:p>
          </draw:text-box>
        </draw:frame>
        <draw:frame draw:style-name="gr3" draw:text-style-name="P2" draw:layer="layout" svg:width="5.334cm" svg:height="2.409cm" svg:x="44.696cm" svg:y="3.409cm">
          <draw:text-box>
            <text:p><text:span text:style-name="T1">n = 4</text:span></text:p>
          </draw:text-box>
        </draw:frame>
        <draw:frame draw:style-name="gr3" draw:text-style-name="P2" draw:layer="layout" svg:width="5.334cm" svg:height="2.409cm" svg:x="34.606cm" svg:y="3.467cm">
          <draw:text-box>
            <text:p><text:span text:style-name="T1">n = 3</text:span></text:p>
          </draw:text-box>
        </draw:frame>
        <draw:line draw:style-name="gr2" draw:text-style-name="P1" draw:layer="layout" svg:x1="33.42cm" svg:y1="41.949cm" svg:x2="33.42cm" svg:y2="2.198cm">
          <text:p/>
        </draw:line>
        <draw:frame draw:style-name="gr3" draw:text-style-name="P2" draw:layer="layout" svg:width="5.334cm" svg:height="2.409cm" svg:x="53.551cm" svg:y="3.49cm">
          <draw:text-box>
            <text:p><text:span text:style-name="T1">n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width="0.102cm" svg:stroke-color="#000000" draw:marker-start-width="0.356cm" draw:marker-end-width="0.356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779cm" fo:page-height="48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3T16:14:18.955531815</dc:date>
    <meta:generator>LibreOffice/4.2.8.2$Linux_X86_64 LibreOffice_project/420m0$Build-2</meta:generator>
    <meta:editing-duration>PT6M41S</meta:editing-duration>
    <meta:editing-cycles>5</meta:editing-cycles>
    <meta:document-statistic meta:object-count="12"/>
  </office:meta>
</office:document-meta>
</file>